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f66d" officeooo:paragraph-rsid="0004f66d"/>
    </style:style>
    <style:style style:name="P2" style:family="paragraph" style:parent-style-name="Standard">
      <style:text-properties officeooo:rsid="00063e9b" officeooo:paragraph-rsid="00063e9b"/>
    </style:style>
    <style:style style:name="P3" style:family="paragraph" style:parent-style-name="Standard">
      <style:text-properties officeooo:rsid="0007977f" officeooo:paragraph-rsid="0007977f"/>
    </style:style>
    <style:style style:name="T1" style:family="text">
      <style:text-properties officeooo:rsid="00063e9b"/>
    </style:style>
    <style:style style:name="T2" style:family="text">
      <style:text-properties officeooo:rsid="000797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lderquellen:</text:p>
      <text:p text:style-name="P1"/>
      <text:p text:style-name="P1">-<text:span text:style-name="T1">Bibel</text:span></text:p>
      <text:p text:style-name="P2"><text:a xlink:type="simple" xlink:href="https://unsplash.com/photos/Hzi7U2SZ2GE" text:style-name="Internet_20_link" text:visited-style-name="Visited_20_Internet_20_Link">https://unsplash.com/photos/Hzi7U2SZ2GE</text:a></text:p>
      <text:p text:style-name="P2"><text:a xlink:type="simple" xlink:href="https://unsplash.com/@aaronburden" text:style-name="Internet_20_link" text:visited-style-name="Visited_20_Internet_20_Link">https://unsplash.com/@aaronburden</text:a></text:p>
      <text:p text:style-name="P2"/>
      <text:p text:style-name="P2">-Sport</text:p>
      <text:p text:style-name="P2">https://unsplash.com/photos/yw2P3ONJO6g</text:p>
      <text:p text:style-name="P2"><text:a xlink:type="simple" xlink:href="https://unsplash.com/@matteopaga" text:style-name="Internet_20_link" text:visited-style-name="Visited_20_Internet_20_Link">https://unsplash.com/@matteopaga</text:a></text:p>
      <text:p text:style-name="P2"/>
      <text:p text:style-name="P2">-eat</text:p>
      <text:p text:style-name="P2"><text:a xlink:type="simple" xlink:href="https://unsplash.com/photos/N_Y88TWmGw" text:style-name="Internet_20_link" text:visited-style-name="Visited_20_Internet_20_Link">https://unsplash.com/photos/N_Y88TWmGw</text:a></text:p>
      <text:p text:style-name="P2"><text:a xlink:type="simple" xlink:href="https://unsplash.com/@jaywennington" text:style-name="Internet_20_link" text:visited-style-name="Visited_20_Internet_20_Link">https://unsplash.com/@jaywennington</text:a></text:p>
      <text:p text:style-name="P2"/>
      <text:p text:style-name="P2">-<text:span text:style-name="T2">politik</text:span></text:p>
      <text:p text:style-name="P3">https://unsplash.com/photos/ra3oAd6hrnM</text:p>
      <text:p text:style-name="P3"><text:a xlink:type="simple" xlink:href="https://unsplash.com/@jacob1c" text:style-name="Internet_20_link" text:visited-style-name="Visited_20_Internet_20_Link">https://unsplash.com/@jacob1c</text:a></text:p>
      <text:p text:style-name="P3"/>
      <text:p text:style-name="P3">-history</text:p>
      <text:p text:style-name="P3"><text:a xlink:type="simple" xlink:href="https://unsplash.com/photos/ZHF033ykCx8" text:style-name="Internet_20_link" text:visited-style-name="Visited_20_Internet_20_Link">https://unsplash.com/photos/ZHF033ykCx8</text:a></text:p>
      <text:p text:style-name="P3"><text:a xlink:type="simple" xlink:href="https://unsplash.com/@hilesy" text:style-name="Internet_20_link" text:visited-style-name="Visited_20_Internet_20_Link">https://unsplash.com/@hilesy</text:a></text:p>
      <text:p text:style-name="P3"/>
      <text:p text:style-name="P3">-cinema</text:p>
      <text:p text:style-name="P3"><text:a xlink:type="simple" xlink:href="https://unsplash.com/photos/J39X2xX_8CQ" text:style-name="Internet_20_link" text:visited-style-name="Visited_20_Internet_20_Link">https://unsplash.com/photos/J39X2xX_8CQ</text:a></text:p>
      <text:p text:style-name="P3"><text:a xlink:type="simple" xlink:href="https://unsplash.com/@jeremyyappy" text:style-name="Internet_20_link" text:visited-style-name="Visited_20_Internet_20_Link">https://unsplash.com/@jeremyyappy</text:a></text:p>
      <text:p text:style-name="P3"/>
      <text:p text:style-name="P3">-geographie</text:p>
      <text:p text:style-name="P3">https://unsplash.com/photos/gtCWBwbZNpM</text:p>
      <text:p text:style-name="P3">https://unsplash.com/@jmarko_smith</text:p>
      <text:p text:style-name="P3">-art</text:p>
      <text:p text:style-name="P3">https://unsplash.com/photos/5XUXQB41fyo</text:p>
      <text:p text:style-name="P3">https://unsplash.com/@samuelzeller</text:p>
      <text:p text:style-name="P3">- music</text:p>
      <text:p text:style-name="P3"><text:a xlink:type="simple" xlink:href="https://unsplash.com/photos/2UuhMZEChdc" text:style-name="Internet_20_link" text:visited-style-name="Visited_20_Internet_20_Link">https://unsplash.com/photos/2UuhMZEChdc</text:a></text:p>
      <text:p text:style-name="P3">https://unsplash.com/@gabrielgurrola</text:p>
      <text:p text:style-name="P3">-TV</text:p>
      <text:p text:style-name="P3"><text:a xlink:type="simple" xlink:href="https://unsplash.com/photos/ngMtsE5r9eI" text:style-name="Internet_20_link" text:visited-style-name="Visited_20_Internet_20_Link">https://unsplash.com/photos/ngMtsE5r9eI</text:a></text:p>
      <text:p text:style-name="P3">https://unsplash.com/@jenskreuter</text:p>
      <text:p text:style-name="P3"/>
      <text:p text:style-name="P1">-<text:span text:style-name="T2">Science</text:span></text:p>
      <text:p text:style-name="P3"><text:a xlink:type="simple" xlink:href="https://unsplash.com/photos/rTZW4f02zY8" text:style-name="Internet_20_link" text:visited-style-name="Visited_20_Internet_20_Link">https://unsplash.com/photos/rTZW4f02zY8</text:a></text:p>
      <text:p text:style-name="P3">https://unsplash.com/@nasa</text:p>
      <text:p text:style-name="P1"/>
      <text:p text:style-name="P1">- Natur und tiere</text:p>
      <text:p text:style-name="P1"><text:a xlink:type="simple" xlink:href="https://unsplash.com/search/nature?photo=vUNQaTtZeOo" text:style-name="Internet_20_link" text:visited-style-name="Visited_20_Internet_20_Link">https://unsplash.com/search/nature?photo=vUNQaTtZeOo</text:a></text:p>
      <text:p text:style-name="P1"><text:a xlink:type="simple" xlink:href="https://unsplash.com/@vincentvanzalinge" text:style-name="Internet_20_link" text:visited-style-name="Visited_20_Internet_20_Link">https://unsplash.com/@vincentvanzalinge</text:a></text:p>
      <text:p text:style-name="P1"/>
      <text:p text:style-name="P1">-Technik</text:p>
      <text:p text:style-name="P1"><text:a xlink:type="simple" xlink:href="https://unsplash.com/photos/xFjti9rYILo" text:style-name="Internet_20_link" text:visited-style-name="Visited_20_Internet_20_Link">https://unsplash.com/photos/xFjti9rYILo</text:a></text:p>
      <text:p text:style-name="P1"><text:a xlink:type="simple" xlink:href="https://unsplash.com/@garett3" text:style-name="Internet_20_link" text:visited-style-name="Visited_20_Internet_20_Link">https://unsplash.com/@garett3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5:18:25.955122587</meta:creation-date>
    <dc:date>2016-12-23T15:57:25.995711170</dc:date>
    <meta:editing-duration>PT8M39S</meta:editing-duration>
    <meta:editing-cycles>1</meta:editing-cycles>
    <meta:document-statistic meta:table-count="0" meta:image-count="0" meta:object-count="0" meta:page-count="1" meta:paragraph-count="40" meta:word-count="44" meta:character-count="1051" meta:non-whitespace-character-count="1047"/>
    <meta:generator>LibreOffice/5.1.4.2$Linux_X86_64 LibreOffice_project/10m0$Build-2</meta:generator>
  </office:meta>
</office:document-meta>
</file>